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background-color="transparent">
        <style:background-image/>
      </style:paragraph-properties>
    </style:style>
    <style:style style:name="P2" style:family="paragraph" style:parent-style-name="Text_20_body">
      <style:paragraph-properties fo:text-align="justify" style:justify-single-word="false" fo:background-color="transparent">
        <style:background-image/>
      </style:paragraph-properties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background-color="#000080">
        <style:background-image/>
      </style:paragraph-properties>
    </style:style>
    <style:style style:name="P9" style:family="paragraph" style:parent-style-name="Text_20_body">
      <style:paragraph-properties fo:background-color="#008080">
        <style:background-image/>
      </style:paragraph-properties>
    </style:style>
    <style:style style:name="P10" style:family="paragraph" style:parent-style-name="Text_20_body">
      <style:paragraph-properties fo:background-color="#808080">
        <style:background-image/>
      </style:paragraph-properties>
    </style:style>
    <style:style style:name="P11" style:family="paragraph" style:parent-style-name="Text_20_body">
      <style:paragraph-properties fo:background-color="#c0c0c0">
        <style:background-image/>
      </style:paragraph-properties>
    </style:style>
    <style:style style:name="P12" style:family="paragraph" style:parent-style-name="Text_20_body">
      <style:paragraph-properties fo:background-color="#e6e6ff">
        <style:background-image/>
      </style:paragraph-properties>
    </style:style>
    <style:style style:name="P13" style:family="paragraph" style:parent-style-name="Text_20_body">
      <style:paragraph-properties fo:background-color="#00dcff">
        <style:background-image/>
      </style:paragraph-properties>
    </style:style>
    <style:style style:name="P14" style:family="paragraph" style:parent-style-name="Text_20_body">
      <style:paragraph-properties fo:background-color="#ffff99">
        <style:background-image/>
      </style:paragraph-properties>
    </style:style>
    <style:style style:name="P15" style:family="paragraph" style:parent-style-name="Text_20_body">
      <style:paragraph-properties fo:background-color="#ff950e">
        <style:background-image/>
      </style:paragraph-properties>
    </style:style>
    <style:style style:name="P16" style:family="paragraph" style:parent-style-name="Text_20_body">
      <style:paragraph-properties fo:background-color="#ff8080">
        <style:background-image/>
      </style:paragraph-properties>
    </style:style>
    <style:style style:name="P17" style:family="paragraph" style:parent-style-name="Text_20_body">
      <style:paragraph-properties fo:background-color="#ccffff">
        <style:background-image/>
      </style:paragraph-properties>
    </style:style>
    <style:style style:name="P18" style:family="paragraph" style:parent-style-name="Text_20_body">
      <style:paragraph-properties fo:background-color="#ff3333">
        <style:background-image/>
      </style:paragraph-properties>
    </style:style>
    <style:style style:name="P19" style:family="paragraph" style:parent-style-name="Text_20_body">
      <style:paragraph-properties fo:background-color="#ff00ff">
        <style:background-image/>
      </style:paragraph-properties>
    </style:style>
    <style:style style:name="P20" style:family="paragraph" style:parent-style-name="Text_20_body">
      <style:paragraph-properties fo:background-color="#9966cc">
        <style:background-image/>
      </style:paragraph-properties>
    </style:style>
    <style:style style:name="P21" style:family="paragraph" style:parent-style-name="Text_20_body">
      <style:paragraph-properties fo:background-color="#cccc00">
        <style:background-image/>
      </style:paragraph-properties>
    </style:style>
    <style:style style:name="P22" style:family="paragraph" style:parent-style-name="Text_20_body">
      <style:paragraph-properties fo:background-color="#47b8b8">
        <style:background-image/>
      </style:paragraph-properties>
    </style:style>
    <style:style style:name="P23" style:family="paragraph" style:parent-style-name="Text_20_body">
      <style:paragraph-properties fo:background-color="#198a8a">
        <style:background-image/>
      </style:paragraph-properties>
    </style:style>
    <style:style style:name="P24" style:family="paragraph" style:parent-style-name="Text_20_body">
      <style:paragraph-properties fo:background-color="#0099ff">
        <style:background-image/>
      </style:paragraph-properties>
    </style:style>
    <style:style style:name="P25" style:family="paragraph" style:parent-style-name="Standard">
      <style:paragraph-properties fo:background-color="transparent">
        <style:background-image/>
      </style:paragraph-properties>
    </style:style>
    <style:style style:name="P26" style:family="paragraph" style:parent-style-name="Text_20_body">
      <style:paragraph-properties fo:background-color="transparent">
        <style:background-image/>
      </style:paragraph-properties>
    </style:style>
    <style:style style:name="P27" style:family="paragraph" style:parent-style-name="Text_20_body">
      <style:paragraph-properties fo:text-align="justify" style:justify-single-word="false" fo:background-color="transparent">
        <style:background-image/>
      </style:paragraph-properties>
    </style:style>
    <style:style style:name="P28" style:family="paragraph" style:parent-style-name="Text_20_body">
      <style:paragraph-properties fo:background-color="#000080">
        <style:background-image/>
      </style:paragraph-properties>
    </style:style>
    <style:style style:name="P29" style:family="paragraph" style:parent-style-name="Text_20_body">
      <style:paragraph-properties fo:text-align="justify" style:justify-single-word="false" fo:background-color="#000080">
        <style:background-image/>
      </style:paragraph-properties>
    </style:style>
    <style:style style:name="P30" style:family="paragraph" style:parent-style-name="Text_20_body">
      <style:paragraph-properties fo:background-color="#008080">
        <style:background-image/>
      </style:paragraph-properties>
    </style:style>
    <style:style style:name="P31" style:family="paragraph" style:parent-style-name="Text_20_body">
      <style:paragraph-properties fo:text-align="justify" style:justify-single-word="false" fo:background-color="#008080">
        <style:background-image/>
      </style:paragraph-properties>
    </style:style>
    <style:style style:name="P32" style:family="paragraph" style:parent-style-name="Text_20_body">
      <style:paragraph-properties fo:background-color="#c0c0c0">
        <style:background-image/>
      </style:paragraph-properties>
    </style:style>
    <style:style style:name="P33" style:family="paragraph" style:parent-style-name="Text_20_body">
      <style:paragraph-properties fo:background-color="#ccffff">
        <style:background-image/>
      </style:paragraph-properties>
    </style:style>
    <style:style style:name="P34" style:family="paragraph" style:parent-style-name="Text_20_body">
      <style:paragraph-properties fo:background-color="#ff00ff">
        <style:background-image/>
      </style:paragraph-properties>
    </style:style>
    <style:style style:name="P35" style:family="paragraph" style:parent-style-name="Text_20_body">
      <style:paragraph-properties fo:background-color="#9966cc">
        <style:background-image/>
      </style:paragraph-properties>
    </style:style>
    <style:style style:name="P36" style:family="paragraph" style:parent-style-name="Text_20_body">
      <style:paragraph-properties fo:background-color="#cccc00">
        <style:background-image/>
      </style:paragraph-properties>
    </style:style>
    <style:style style:name="P37" style:family="paragraph" style:parent-style-name="Text_20_body">
      <style:paragraph-properties fo:background-color="#0099ff">
        <style:background-image/>
      </style:paragraph-properties>
    </style:style>
    <style:style style:name="P38" style:family="paragraph" style:parent-style-name="Text_20_body">
      <style:paragraph-properties fo:background-color="#dc2300">
        <style:background-image/>
      </style:paragraph-properties>
    </style:style>
    <style:style style:name="P39" style:family="paragraph" style:parent-style-name="Text_20_body">
      <style:paragraph-properties fo:background-color="#00cccc">
        <style:background-image/>
      </style:paragraph-properties>
    </style:style>
    <style:style style:name="P40" style:family="paragraph" style:parent-style-name="Text_20_body">
      <style:paragraph-properties fo:background-color="#94bd5e">
        <style:background-image/>
      </style:paragraph-properties>
    </style:style>
    <style:style style:name="P41" style:family="paragraph" style:parent-style-name="Text_20_body">
      <style:paragraph-properties fo:background-color="#993366">
        <style:background-image/>
      </style:paragraph-properties>
    </style:style>
    <style:style style:name="P42" style:family="paragraph" style:parent-style-name="Text_20_body">
      <style:paragraph-properties fo:background-color="#cfe7f5">
        <style:background-image/>
      </style:paragraph-properties>
    </style:style>
    <style:style style:name="P43" style:family="paragraph" style:parent-style-name="Text_20_body">
      <style:paragraph-properties fo:background-color="#ff9966">
        <style:background-image/>
      </style:paragraph-properties>
    </style:style>
    <style:style style:name="P44" style:family="paragraph" style:parent-style-name="Text_20_body">
      <style:paragraph-properties fo:background-color="#e6e64c">
        <style:background-image/>
      </style:paragraph-properties>
    </style:style>
    <style:style style:name="P45" style:family="paragraph" style:parent-style-name="Text_20_body">
      <style:paragraph-properties fo:background-color="#23ff23">
        <style:background-image/>
      </style:paragraph-properties>
    </style:style>
    <style:style style:name="P46" style:family="paragraph" style:parent-style-name="Text_20_body">
      <style:paragraph-properties fo:background-color="#0084d1">
        <style:background-image/>
      </style:paragraph-properties>
    </style:style>
    <style:style style:name="P47" style:family="paragraph" style:parent-style-name="Text_20_body">
      <style:paragraph-properties fo:background-color="#cc6633">
        <style:background-image/>
      </style:paragraph-properties>
    </style:style>
    <style:style style:name="P48" style:family="paragraph" style:parent-style-name="Text_20_body">
      <style:paragraph-properties fo:background-color="#00ff00">
        <style:background-image/>
      </style:paragraph-properties>
    </style:style>
    <style:style style:name="P49" style:family="paragraph" style:parent-style-name="Text_20_body">
      <style:paragraph-properties fo:background-color="#23b8dc">
        <style:background-image/>
      </style:paragraph-properties>
    </style:style>
    <style:style style:name="P50" style:family="paragraph" style:parent-style-name="Heading_20_1">
      <style:paragraph-properties fo:text-align="center" style:justify-single-word="false"/>
    </style:style>
    <style:style style:name="P51" style:family="paragraph" style:parent-style-name="Heading_20_2">
      <style:paragraph-properties fo:background-color="transparent">
        <style:background-image/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h text:style-name="P50" text:outline-level="1">Análisis de algunas líneas de código.</text:h>
      <text:p text:style-name="P3">La siguiente línea de código: <text:s/></text:p>
      <text:p text:style-name="P4">p=( (Xn[posicion]&amp;255) %(BF-2))+1;</text:p>
      <text:p text:style-name="P6">funciona de la manera esperada: El mapa caótico genera números aleatorios, y se aplica una máscara de bits para obtener los primeros 8 bits. </text:p>
      <text:p text:style-name="P6">A continuación, se muestran dos líneas de código que se encargan de utilizar el segundo y el tercer octeto de bits del valor de un mapa caótico respectivamente. Se utiliza el corrimiento para obtener el valor que forma el octeto respectivo.</text:p>
      <text:p text:style-name="P5">posicionInversion = bitRef+( <text:s/>((Xn[posicion]&amp;65280)&gt;&gt;8 ) % (BF-p)); <text:s text:c="9"/><text:tab/> </text:p>
      <text:p text:style-name="P5">posicionInversion = bitRef-( ((Xn[posicion]&amp; 16711680)&gt;&gt;16) % p);</text:p>
      <text:p text:style-name="P7"/>
      <text:h text:style-name="Heading_20_1" text:outline-level="1">Ejemplo. Versión 2 del programa: hacer las operaciones de inversión y permutación de manera ligada.</text:h>
      <text:p text:style-name="Text_20_body"/>
      <text:p text:style-name="Text_20_body">El arreglo original es el siguiente, se muestran los paquetes RTP:</text:p>
      <text:p text:style-name="P9">255 <text:s/>216 <text:s/>255 <text:s/>224 <text:s/>0 <text:s text:c="5"/>16 <text:s/>74 <text:s/>70 <text:s/>73 <text:s/>70 <text:s text:c="5"/>0 <text:s/>1 <text:s/>1 <text:s/>1 <text:s/>1 <text:s text:c="5"/>43 <text:s/>1 <text:s/>43 <text:s/>0 <text:s/>0 <text:s text:c="5"/>255 <text:s/>219 <text:s/>0 <text:s/>67 <text:s/>0 <text:s text:c="5"/>5 <text:s/>3 <text:s/>4 <text:s/>4 <text:s/>4 <text:s text:c="5"/>3 <text:s/>5 <text:s/>4 <text:s/>4 <text:s/>4 <text:s text:c="5"/>5 <text:s/>5 <text:s/>5 <text:s/>6 <text:s/>7 <text:s text:c="5"/>12 <text:s/>8 <text:s/>7 <text:s/>7 <text:s/>7 <text:s text:c="5"/>7 <text:s/>15 <text:s/>11 <text:s/>11 <text:s/>9 <text:s text:c="3"/></text:p>
      <text:p text:style-name="P8">12 <text:s/>17 <text:s/>15 <text:s/>18 <text:s/>18 <text:s text:c="5"/>17 <text:s/>15 <text:s/>17 <text:s/>17 <text:s/>19 <text:s text:c="5"/>22 <text:s/>28 <text:s/>23 <text:s/>19 <text:s/>20 <text:s text:c="5"/>26 <text:s/>21 <text:s/>17 <text:s/>17 <text:s/>24 <text:s text:c="5"/>33 <text:s/>24 <text:s/>26 <text:s/>29 <text:s/>29 <text:s text:c="5"/>31 <text:s/>31 <text:s/>31 <text:s/>19 <text:s/>23 <text:s text:c="5"/>34 <text:s/>36 <text:s/>34 <text:s/>30 <text:s/>36 <text:s text:c="5"/>28 <text:s/>30 <text:s/>31 <text:s/>30 <text:s/>255 <text:s text:c="5"/>192 <text:s/>0 <text:s/>11 <text:s/>8 <text:s/>0 <text:s text:c="5"/>60 <text:s/>0 <text:s/>60 <text:s/>1 <text:s/>1 <text:s text:c="2"/></text:p>
      <text:p text:style-name="P2"/>
      <text:p text:style-name="P2">Cada vez que se entra al ciclo para procesar un paquete RTP, se hacen las siguientes operaciones:</text:p>
      <text:p text:style-name="P2">Se inicializa al arreglo de segmentos al orden normal. Una vez que están inicializados, se procede a intercambiarlos de acuerdo al algoritmo que se propone.</text:p>
      <text:p text:style-name="P2">El orden de segmentos que se obtiene al final para cada uno de los segmentos es el siguiente:</text:p>
      <text:p text:style-name="P2"/>
      <text:p text:style-name="P31">8 <text:s/>1 <text:s/>7 <text:s/>5 <text:s/>0 <text:s/>6 <text:s/>9 <text:s/>2 <text:s/>3 <text:s/>4 <text:s/></text:p>
      <text:p text:style-name="P29">9 <text:s/>3 <text:s/>4 <text:s/>2 <text:s/>0 <text:s/>8 <text:s/>1 <text:s/>6 <text:s/>7 <text:s/>5 </text:p>
      <text:p text:style-name="P2">Como se mencionó anteriormente, justo antes de hacer el intercambio de segmento hacia la posición más a la derecha, se aplica el proceso de inversión de bits. Esta es la principal diferencia en comparación con el programa de intercambio de la versión anterior. <text:s/>Para poder hacer el paso de inversión de bits, es necesario obtener la posición del del segmento que se va a intercambiar, esta posición se calcula al multiplicar el tamaño de un segmento por la posición que marcan los arreglos de índices mostrados en el paso anterior, comenzando de derecha a izquierda (5x4,5x3, 5x2, 5x9 ...).</text:p>
      <text:p text:style-name="P1"/>
      <text:p text:style-name="P1"/>
      <text:p text:style-name="P9"><text:soft-page-break/><text:s/>el valor referencia es: 20</text:p>
      <text:p text:style-name="P9"><text:s/>el valor referencia es: 15</text:p>
      <text:p text:style-name="P9"><text:s/>el valor referencia es: 10</text:p>
      <text:p text:style-name="P9"><text:s/>el valor referencia es: 45</text:p>
      <text:p text:style-name="P9"><text:s/>el valor referencia es: 30</text:p>
      <text:p text:style-name="P9"><text:s/>el valor referencia es: 0</text:p>
      <text:p text:style-name="P9"><text:s/>el valor referencia es: 25</text:p>
      <text:p text:style-name="P9"><text:s/>el valor referencia es: 35</text:p>
      <text:p text:style-name="P9"><text:s/>el valor referencia es: 5</text:p>
      <text:p text:style-name="P9"><text:s/>el valor referencia es: 40</text:p>
      <text:p text:style-name="P8"><text:s/>el valor referencia es: 25</text:p>
      <text:p text:style-name="P8"><text:s/>el valor referencia es: 35</text:p>
      <text:p text:style-name="P8"><text:s/>el valor referencia es: 30</text:p>
      <text:p text:style-name="P8"><text:s/>el valor referencia es: 5</text:p>
      <text:p text:style-name="P8"><text:s/>el valor referencia es: 40</text:p>
      <text:p text:style-name="P8"><text:s/>el valor referencia es: 0</text:p>
      <text:p text:style-name="P8"><text:s/>el valor referencia es: 10</text:p>
      <text:p text:style-name="P8"><text:s/>el valor referencia es: 20</text:p>
      <text:p text:style-name="P8"><text:s/>el valor referencia es: 15</text:p>
      <text:p text:style-name="P8">el <text:s/>valor referencia es: <text:s/>45</text:p>
      <text:p text:style-name="P1"/>
      <text:p text:style-name="P1">Ahora, lo que se hace es hacer la inversion de bits. Se utiliza un ciclo para comprobar que no se haya sobrepasado al segmento que se está procesando. <text:s/>A continuación se muestran las posiciones modificadas, éstas posiciones dependen de acuerdo a los elementos del arreglo de índices, de derecha a izquierda. Los resultados obtenidos son los siguientes:</text:p>
      <text:h text:style-name="P51" text:outline-level="2">Primer paquete RTP</text:h>
      <text:p text:style-name="P1"></text:p>
      <text:p text:style-name="P11"><text:s/>POsicionInv: 20 <text:s text:c="3"/>bitRef: 4 <text:s text:c="3"/>p: 4 <text:s text:c="3"/>posicionINversion: 6 <text:s text:c="3"/>parainvertir: 2</text:p>
      <text:p text:style-name="P11"><text:s/>POsicionInv: 20 <text:s text:c="3"/>bitRef: 7 <text:s text:c="3"/>p: 3 <text:s text:c="3"/>posicionINversion: 7 <text:s text:c="3"/>parainvertir: 1</text:p>
      <text:p text:style-name="P11"><text:s/>POsicionInv: 21 <text:s text:c="3"/>bitRef: 12 <text:s text:c="3"/>p: 5 <text:s text:c="3"/>posicionINversion: 11 <text:s text:c="3"/>parainvertir: 16</text:p>
      <text:p text:style-name="P11"><text:s/>POsicionInv: 22 <text:s text:c="3"/>bitRef: 18 <text:s text:c="3"/>p: 6 <text:s text:c="3"/>posicionINversion: 18 <text:s text:c="3"/>parainvertir: 32</text:p>
      <text:p text:style-name="P11"><text:s/>POsicionInv: 23 <text:s text:c="3"/>bitRef: 22 <text:s text:c="3"/>p: 4 <text:s text:c="3"/>posicionINversion: 25 <text:s text:c="3"/>parainvertir: 64</text:p>
      <text:p text:style-name="P11"><text:s/>POsicionInv: 23 <text:s text:c="3"/>bitRef: 27 <text:s text:c="3"/>p: 5 <text:s text:c="3"/>posicionINversion: 27 <text:s text:c="3"/>parainvertir: 16</text:p>
      <text:p text:style-name="P11"><text:s/>POsicionInv: 23 <text:s text:c="3"/>bitRef: 28 <text:s text:c="3"/>p: 1 <text:s text:c="3"/>posicionINversion: 28 <text:s text:c="3"/>parainvertir: 8</text:p>
      <text:p text:style-name="P11"><text:soft-page-break/><text:s/>POsicionInv: 24 <text:s text:c="3"/>bitRef: 32 <text:s text:c="3"/>p: 4 <text:s text:c="3"/>posicionINversion: 34 <text:s text:c="3"/>parainvertir: 32</text:p>
      <text:p text:style-name="P9"><text:s/>POsicionInv: 15 <text:s text:c="3"/>bitRef: 4 <text:s text:c="3"/>p: 4 <text:s text:c="3"/>posicionINversion: 6 <text:s text:c="3"/>parainvertir: 2</text:p>
      <text:p text:style-name="P9"><text:s/>POsicionInv: 15 <text:s text:c="3"/>bitRef: 7 <text:s text:c="3"/>p: 3 <text:s text:c="3"/>posicionINversion: 6 <text:s text:c="3"/>parainvertir: 2</text:p>
      <text:p text:style-name="P9"><text:s/>POsicionInv: 16 <text:s text:c="3"/>bitRef: 10 <text:s text:c="3"/>p: 3 <text:s text:c="3"/>posicionINversion: 8 <text:s text:c="3"/>parainvertir: 128</text:p>
      <text:p text:style-name="P9"><text:s/>POsicionInv: 16 <text:s text:c="3"/>bitRef: 15 <text:s text:c="3"/>p: 5 <text:s text:c="3"/>posicionINversion: 13 <text:s text:c="3"/>parainvertir: 4</text:p>
      <text:p text:style-name="P9"><text:s/>POsicionInv: 17 <text:s text:c="3"/>bitRef: 20 <text:s text:c="3"/>p: 5 <text:s text:c="3"/>posicionINversion: 20 <text:s text:c="3"/>parainvertir: 8</text:p>
      <text:p text:style-name="P9"><text:s/>POsicionInv: 17 <text:s text:c="3"/>bitRef: 25 <text:s text:c="3"/>p: 5 <text:s text:c="3"/>posicionINversion: 23 <text:s text:c="3"/>parainvertir: 1</text:p>
      <text:p text:style-name="P9"><text:s/>POsicionInv: 18 <text:s text:c="3"/>bitRef: 26 <text:s text:c="3"/>p: 1 <text:s text:c="3"/>posicionINversion: 26 <text:s text:c="3"/>parainvertir: 32</text:p>
      <text:p text:style-name="P9"><text:s/>POsicionInv: 18 <text:s text:c="3"/>bitRef: 31 <text:s text:c="3"/>p: 5 <text:s text:c="3"/>posicionINversion: 28 <text:s text:c="3"/>parainvertir: 8</text:p>
      <text:p text:style-name="P9"><text:s/>POsicionInv: 19 <text:s text:c="3"/>bitRef: 36 <text:s text:c="3"/>p: 5 <text:s text:c="3"/>posicionINversion: 32 <text:s text:c="3"/>parainvertir: 128</text:p>
      <text:p text:style-name="P19"><text:s/>POsicionInv: 10 <text:s text:c="3"/>bitRef: 1 <text:s text:c="3"/>p: 1 <text:s text:c="3"/>posicionINversion: 1 <text:s text:c="3"/>parainvertir: 64</text:p>
      <text:p text:style-name="P19"><text:s/>POsicionInv: 10 <text:s text:c="3"/>bitRef: 4 <text:s text:c="3"/>p: 3 <text:s text:c="3"/>posicionINversion: 3 <text:s text:c="3"/>parainvertir: 16</text:p>
      <text:p text:style-name="P19"><text:s/>POsicionInv: 10 <text:s text:c="3"/>bitRef: 6 <text:s text:c="3"/>p: 2 <text:s text:c="3"/>posicionINversion: 7 <text:s text:c="3"/>parainvertir: 1</text:p>
      <text:p text:style-name="P19"><text:s/>POsicionInv: 11 <text:s text:c="3"/>bitRef: 11 <text:s text:c="3"/>p: 5 <text:s text:c="3"/>posicionINversion: 10 <text:s text:c="3"/>parainvertir: 32</text:p>
      <text:p text:style-name="P19"><text:s/>POsicionInv: 11 <text:s text:c="3"/>bitRef: 14 <text:s text:c="3"/>p: 3 <text:s text:c="3"/>posicionINversion: 14 <text:s text:c="3"/>parainvertir: 2</text:p>
      <text:p text:style-name="P19"><text:s/>POsicionInv: 11 <text:s text:c="3"/>bitRef: 15 <text:s text:c="3"/>p: 1 <text:s text:c="3"/>posicionINversion: 15 <text:s text:c="3"/>parainvertir: 1</text:p>
      <text:p text:style-name="P19"><text:s/>POsicionInv: 12 <text:s text:c="3"/>bitRef: 18 <text:s text:c="3"/>p: 3 <text:s text:c="3"/>posicionINversion: 17 <text:s text:c="3"/>parainvertir: 64</text:p>
      <text:p text:style-name="P19"><text:s/>POsicionInv: 12 <text:s text:c="3"/>bitRef: 19 <text:s text:c="3"/>p: 1 <text:s text:c="3"/>posicionINversion: 19 <text:s text:c="3"/>parainvertir: 16</text:p>
      <text:p text:style-name="P19"><text:s/>POsicionInv: 12 <text:s text:c="3"/>bitRef: 22 <text:s text:c="3"/>p: 3 <text:s text:c="3"/>posicionINversion: 21 <text:s text:c="3"/>parainvertir: 4</text:p>
      <text:p text:style-name="P19"><text:s/>POsicionInv: 13 <text:s text:c="3"/>bitRef: 28 <text:s text:c="3"/>p: 6 <text:s text:c="3"/>posicionINversion: 29 <text:s text:c="3"/>parainvertir: 4</text:p>
      <text:p text:style-name="P19"><text:s/>POsicionInv: 13 <text:s text:c="3"/>bitRef: 31 <text:s text:c="3"/>p: 3 <text:s text:c="3"/>posicionINversion: 30 <text:s text:c="3"/>parainvertir: 2</text:p>
      <text:p text:style-name="P19"><text:s/>POsicionInv: 14 <text:s text:c="3"/>bitRef: 32 <text:s text:c="3"/>p: 1 <text:s text:c="3"/>posicionINversion: 32 <text:s text:c="3"/>parainvertir: 128</text:p>
      <text:p text:style-name="P38"><text:s/>POsicionInv: 45 <text:s text:c="3"/>bitRef: 3 <text:s text:c="3"/>p: 3 <text:s text:c="3"/>posicionINversion: 1 <text:s text:c="3"/>parainvertir: 64</text:p>
      <text:p text:style-name="P38"><text:s/>POsicionInv: 46 <text:s text:c="3"/>bitRef: 9 <text:s text:c="3"/>p: 6 <text:s text:c="3"/>posicionINversion: 10 <text:s text:c="3"/>parainvertir: 32</text:p>
      <text:p text:style-name="P38"><text:s/>POsicionInv: 46 <text:s text:c="3"/>bitRef: 11 <text:s text:c="3"/>p: 2 <text:s text:c="3"/>posicionINversion: 11 <text:s text:c="3"/>parainvertir: 16</text:p>
      <text:p text:style-name="P38"><text:s/>POsicionInv: 47 <text:s text:c="3"/>bitRef: 15 <text:s text:c="3"/>p: 4 <text:s text:c="3"/>posicionINversion: 17 <text:s text:c="3"/>parainvertir: 64</text:p>
      <text:p text:style-name="P38"><text:s/>POsicionInv: 47 <text:s text:c="3"/>bitRef: 20 <text:s text:c="3"/>p: 5 <text:s text:c="3"/>posicionINversion: 18 <text:s text:c="3"/>parainvertir: 32</text:p>
      <text:p text:style-name="P38"><text:s/>POsicionInv: 48 <text:s text:c="3"/>bitRef: 24 <text:s text:c="3"/>p: 4 <text:s text:c="3"/>posicionINversion: 26 <text:s text:c="3"/>parainvertir: 32</text:p>
      <text:p text:style-name="P38"><text:s/>POsicionInv: 48 <text:s text:c="3"/>bitRef: 29 <text:s text:c="3"/>p: 5 <text:s text:c="3"/>posicionINversion: 27 <text:s text:c="3"/>parainvertir: 16</text:p>
      <text:p text:style-name="P38"><text:s/>POsicionInv: 48 <text:s text:c="3"/>bitRef: 30 <text:s text:c="3"/>p: 1 <text:s text:c="3"/>posicionINversion: 30 <text:s text:c="3"/>parainvertir: 2</text:p>
      <text:p text:style-name="P38"><text:s/>POsicionInv: 48 <text:s text:c="3"/>bitRef: 31 <text:s text:c="3"/>p: 1 <text:s text:c="3"/>posicionINversion: 31 <text:s text:c="3"/>parainvertir: 1</text:p>
      <text:p text:style-name="P38"><text:s/>POsicionInv: 49 <text:s text:c="3"/>bitRef: 36 <text:s text:c="3"/>p: 5 <text:s text:c="3"/>posicionINversion: 34 <text:s text:c="3"/>parainvertir: 32</text:p>
      <text:p text:style-name="P39"><text:s/>POsicionInv: 30 <text:s text:c="3"/>bitRef: 6 <text:s text:c="3"/>p: 6 <text:s text:c="3"/>posicionINversion: 7 <text:s text:c="3"/>parainvertir: 1</text:p>
      <text:p text:style-name="P39"><text:s/>POsicionInv: 31 <text:s text:c="3"/>bitRef: 11 <text:s text:c="3"/>p: 5 <text:s text:c="3"/>posicionINversion: 10 <text:s text:c="3"/>parainvertir: 32</text:p>
      <text:p text:style-name="P39"><text:soft-page-break/><text:s/>POsicionInv: 31 <text:s text:c="3"/>bitRef: 16 <text:s text:c="3"/>p: 5 <text:s text:c="3"/>posicionINversion: 15 <text:s text:c="3"/>parainvertir: 1</text:p>
      <text:p text:style-name="P39"><text:s/>POsicionInv: 32 <text:s text:c="3"/>bitRef: 21 <text:s text:c="3"/>p: 5 <text:s text:c="3"/>posicionINversion: 20 <text:s text:c="3"/>parainvertir: 8</text:p>
      <text:p text:style-name="P39"><text:s/>POsicionInv: 33 <text:s text:c="3"/>bitRef: 25 <text:s text:c="3"/>p: 4 <text:s text:c="3"/>posicionINversion: 26 <text:s text:c="3"/>parainvertir: 32</text:p>
      <text:p text:style-name="P39"><text:s/>POsicionInv: 33 <text:s text:c="3"/>bitRef: 28 <text:s text:c="3"/>p: 3 <text:s text:c="3"/>posicionINversion: 26 <text:s text:c="3"/>parainvertir: 32</text:p>
      <text:p text:style-name="P39"><text:s/>POsicionInv: 34 <text:s text:c="3"/>bitRef: 32 <text:s text:c="3"/>p: 4 <text:s text:c="3"/>posicionINversion: 35 <text:s text:c="3"/>parainvertir: 16</text:p>
      <text:p text:style-name="P40"><text:s/>POsicionInv: 0 <text:s text:c="3"/>bitRef: 3 <text:s text:c="3"/>p: 3 <text:s text:c="3"/>posicionINversion: 3 <text:s text:c="3"/>parainvertir: 16</text:p>
      <text:p text:style-name="P40"><text:s/>POsicionInv: 0 <text:s text:c="3"/>bitRef: 4 <text:s text:c="3"/>p: 1 <text:s text:c="3"/>posicionINversion: 4 <text:s text:c="3"/>parainvertir: 8</text:p>
      <text:p text:style-name="P40"><text:s/>POsicionInv: 1 <text:s text:c="3"/>bitRef: 8 <text:s text:c="3"/>p: 4 <text:s text:c="3"/>posicionINversion: 11 <text:s text:c="3"/>parainvertir: 16</text:p>
      <text:p text:style-name="P40"><text:s/>POsicionInv: 1 <text:s text:c="3"/>bitRef: 9 <text:s text:c="3"/>p: 1 <text:s text:c="3"/>posicionINversion: 9 <text:s text:c="3"/>parainvertir: 64</text:p>
      <text:p text:style-name="P40"><text:s/>POsicionInv: 1 <text:s text:c="3"/>bitRef: 12 <text:s text:c="3"/>p: 3 <text:s text:c="3"/>posicionINversion: 11 <text:s text:c="3"/>parainvertir: 16</text:p>
      <text:p text:style-name="P40"><text:s/>POsicionInv: 2 <text:s text:c="3"/>bitRef: 16 <text:s text:c="3"/>p: 4 <text:s text:c="3"/>posicionINversion: 18 <text:s text:c="3"/>parainvertir: 32</text:p>
      <text:p text:style-name="P40"><text:s/>POsicionInv: 2 <text:s text:c="3"/>bitRef: 20 <text:s text:c="3"/>p: 4 <text:s text:c="3"/>posicionINversion: 20 <text:s text:c="3"/>parainvertir: 8</text:p>
      <text:p text:style-name="P40"><text:s/>POsicionInv: 2 <text:s text:c="3"/>bitRef: 21 <text:s text:c="3"/>p: 1 <text:s text:c="3"/>posicionINversion: 21 <text:s text:c="3"/>parainvertir: 4</text:p>
      <text:p text:style-name="P40"><text:s/>POsicionInv: 3 <text:s text:c="3"/>bitRef: 24 <text:s text:c="3"/>p: 3 <text:s text:c="3"/>posicionINversion: 24 <text:s text:c="3"/>parainvertir: 128</text:p>
      <text:p text:style-name="P40"><text:s/>POsicionInv: 3 <text:s text:c="3"/>bitRef: 25 <text:s text:c="3"/>p: 1 <text:s text:c="3"/>posicionINversion: 25 <text:s text:c="3"/>parainvertir: 64</text:p>
      <text:p text:style-name="P40"><text:s/>POsicionInv: 4 <text:s text:c="3"/>bitRef: 31 <text:s text:c="3"/>p: 6 <text:s text:c="3"/>posicionINversion: 32 <text:s text:c="3"/>parainvertir: 128</text:p>
      <text:p text:style-name="P40"><text:s/>POsicionInv: 4 <text:s text:c="3"/>bitRef: 33 <text:s text:c="3"/>p: 2 <text:s text:c="3"/>posicionINversion: 37 <text:s text:c="3"/>parainvertir: 4</text:p>
      <text:p text:style-name="P20"><text:s/>POsicionInv: 25 <text:s text:c="3"/>bitRef: 4 <text:s text:c="3"/>p: 4 <text:s text:c="3"/>posicionINversion: 6 <text:s text:c="3"/>parainvertir: 2</text:p>
      <text:p text:style-name="P20"><text:s/>POsicionInv: 26 <text:s text:c="3"/>bitRef: 6 <text:s text:c="3"/>p: 2 <text:s text:c="3"/>posicionINversion: 10 <text:s text:c="3"/>parainvertir: 32</text:p>
      <text:p text:style-name="P20"><text:s/>POsicionInv: 25 <text:s text:c="3"/>bitRef: 9 <text:s text:c="3"/>p: 3 <text:s text:c="3"/>posicionINversion: 7 <text:s text:c="3"/>parainvertir: 1</text:p>
      <text:p text:style-name="P20"><text:s/>POsicionInv: 27 <text:s text:c="3"/>bitRef: 15 <text:s text:c="3"/>p: 6 <text:s text:c="3"/>posicionINversion: 16 <text:s text:c="3"/>parainvertir: 128</text:p>
      <text:p text:style-name="P20"><text:s/>POsicionInv: 27 <text:s text:c="3"/>bitRef: 18 <text:s text:c="3"/>p: 3 <text:s text:c="3"/>posicionINversion: 16 <text:s text:c="3"/>parainvertir: 128</text:p>
      <text:p text:style-name="P20"><text:s/>POsicionInv: 27 <text:s text:c="3"/>bitRef: 21 <text:s text:c="3"/>p: 3 <text:s text:c="3"/>posicionINversion: 21 <text:s text:c="3"/>parainvertir: 4</text:p>
      <text:p text:style-name="P20"><text:s/>POsicionInv: 28 <text:s text:c="3"/>bitRef: 25 <text:s text:c="3"/>p: 4 <text:s text:c="3"/>posicionINversion: 28 <text:s text:c="3"/>parainvertir: 8</text:p>
      <text:p text:style-name="P20"><text:s/>POsicionInv: 28 <text:s text:c="3"/>bitRef: 27 <text:s text:c="3"/>p: 2 <text:s text:c="3"/>posicionINversion: 29 <text:s text:c="3"/>parainvertir: 4</text:p>
      <text:p text:style-name="P20"><text:s/>POsicionInv: 29 <text:s text:c="3"/>bitRef: 31 <text:s text:c="3"/>p: 4 <text:s text:c="3"/>posicionINversion: 33 <text:s text:c="3"/>parainvertir: 64</text:p>
      <text:p text:style-name="P20"><text:s/>POsicionInv: 29 <text:s text:c="3"/>bitRef: 32 <text:s text:c="3"/>p: 1 <text:s text:c="3"/>posicionINversion: 32 <text:s text:c="3"/>parainvertir: 128</text:p>
      <text:p text:style-name="P24"><text:s/>POsicionInv: 35 <text:s text:c="3"/>bitRef: 5 <text:s text:c="3"/>p: 5 <text:s text:c="3"/>posicionINversion: 4 <text:s text:c="3"/>parainvertir: 8</text:p>
      <text:p text:style-name="P24"><text:s/>POsicionInv: 36 <text:s text:c="3"/>bitRef: 9 <text:s text:c="3"/>p: 4 <text:s text:c="3"/>posicionINversion: 10 <text:s text:c="3"/>parainvertir: 32</text:p>
      <text:p text:style-name="P24"><text:s/>POsicionInv: 36 <text:s text:c="3"/>bitRef: 12 <text:s text:c="3"/>p: 3 <text:s text:c="3"/>posicionINversion: 11 <text:s text:c="3"/>parainvertir: 16</text:p>
      <text:p text:style-name="P24"><text:s/>POsicionInv: 37 <text:s text:c="3"/>bitRef: 18 <text:s text:c="3"/>p: 6 <text:s text:c="3"/>posicionINversion: 18 <text:s text:c="3"/>parainvertir: 32</text:p>
      <text:p text:style-name="P24"><text:s/>POsicionInv: 38 <text:s text:c="3"/>bitRef: 20 <text:s text:c="3"/>p: 2 <text:s text:c="3"/>posicionINversion: 25 <text:s text:c="3"/>parainvertir: 64</text:p>
      <text:p text:style-name="P24"><text:s/>POsicionInv: 38 <text:s text:c="3"/>bitRef: 24 <text:s text:c="3"/>p: 4 <text:s text:c="3"/>posicionINversion: 27 <text:s text:c="3"/>parainvertir: 16</text:p>
      <text:p text:style-name="P24"><text:s/>POsicionInv: 38 <text:s text:c="3"/>bitRef: 28 <text:s text:c="3"/>p: 4 <text:s text:c="3"/>posicionINversion: 31 <text:s text:c="3"/>parainvertir: 1</text:p>
      <text:p text:style-name="P24"><text:soft-page-break/><text:s/>POsicionInv: 39 <text:s text:c="3"/>bitRef: 33 <text:s text:c="3"/>p: 5 <text:s text:c="3"/>posicionINversion: 32 <text:s text:c="3"/>parainvertir: 128</text:p>
      <text:p text:style-name="P41"><text:s/>POsicionInv: 5 <text:s text:c="3"/>bitRef: 6 <text:s text:c="3"/>p: 6 <text:s text:c="3"/>posicionINversion: 7 <text:s text:c="3"/>parainvertir: 1</text:p>
      <text:p text:style-name="P41"><text:s/>POsicionInv: 5 <text:s text:c="3"/>bitRef: 7 <text:s text:c="3"/>p: 1 <text:s text:c="3"/>posicionINversion: 7 <text:s text:c="3"/>parainvertir: 1</text:p>
      <text:p text:style-name="P41"><text:s/>POsicionInv: 6 <text:s text:c="3"/>bitRef: 10 <text:s text:c="3"/>p: 3 <text:s text:c="3"/>posicionINversion: 10 <text:s text:c="3"/>parainvertir: 32</text:p>
      <text:p text:style-name="P41"><text:s/>POsicionInv: 6 <text:s text:c="3"/>bitRef: 15 <text:s text:c="3"/>p: 5 <text:s text:c="3"/>posicionINversion: 12 <text:s text:c="3"/>parainvertir: 8</text:p>
      <text:p text:style-name="P41"><text:s/>POsicionInv: 7 <text:s text:c="3"/>bitRef: 17 <text:s text:c="3"/>p: 2 <text:s text:c="3"/>posicionINversion: 17 <text:s text:c="3"/>parainvertir: 64</text:p>
      <text:p text:style-name="P41"><text:s/>POsicionInv: 7 <text:s text:c="3"/>bitRef: 19 <text:s text:c="3"/>p: 2 <text:s text:c="3"/>posicionINversion: 22 <text:s text:c="3"/>parainvertir: 2</text:p>
      <text:p text:style-name="P41"><text:s/>POsicionInv: 7 <text:s text:c="3"/>bitRef: 20 <text:s text:c="3"/>p: 1 <text:s text:c="3"/>posicionINversion: 20 <text:s text:c="3"/>parainvertir: 8</text:p>
      <text:p text:style-name="P41"><text:s/>POsicionInv: 8 <text:s text:c="3"/>bitRef: 24 <text:s text:c="3"/>p: 4 <text:s text:c="3"/>posicionINversion: 25 <text:s text:c="3"/>parainvertir: 64</text:p>
      <text:p text:style-name="P41"><text:s/>POsicionInv: 8 <text:s text:c="3"/>bitRef: 25 <text:s text:c="3"/>p: 1 <text:s text:c="3"/>posicionINversion: 25 <text:s text:c="3"/>parainvertir: 64</text:p>
      <text:p text:style-name="P41"><text:s/>POsicionInv: 8 <text:s text:c="3"/>bitRef: 31 <text:s text:c="3"/>p: 6 <text:s text:c="3"/>posicionINversion: 31 <text:s text:c="3"/>parainvertir: 1</text:p>
      <text:p text:style-name="P41"><text:s/>POsicionInv: 9 <text:s text:c="3"/>bitRef: 32 <text:s text:c="3"/>p: 1 <text:s text:c="3"/>posicionINversion: 32 <text:s text:c="3"/>parainvertir: 128</text:p>
      <text:p text:style-name="P42"><text:s/>POsicionInv: 40 <text:s text:c="3"/>bitRef: 4 <text:s text:c="3"/>p: 4 <text:s text:c="3"/>posicionINversion: 5 <text:s text:c="3"/>parainvertir: 4</text:p>
      <text:p text:style-name="P42"><text:s/>POsicionInv: 40 <text:s text:c="3"/>bitRef: 6 <text:s text:c="3"/>p: 2 <text:s text:c="3"/>posicionINversion: 7 <text:s text:c="3"/>parainvertir: 1</text:p>
      <text:p text:style-name="P42"><text:s/>POsicionInv: 40 <text:s text:c="3"/>bitRef: 7 <text:s text:c="3"/>p: 1 <text:s text:c="3"/>posicionINversion: 7 <text:s text:c="3"/>parainvertir: 1</text:p>
      <text:p text:style-name="P42"><text:s/>POsicionInv: 41 <text:s text:c="3"/>bitRef: 13 <text:s text:c="3"/>p: 6 <text:s text:c="3"/>posicionINversion: 14 <text:s text:c="3"/>parainvertir: 2</text:p>
      <text:p text:style-name="P42"><text:s/>POsicionInv: 42 <text:s text:c="3"/>bitRef: 15 <text:s text:c="3"/>p: 2 <text:s text:c="3"/>posicionINversion: 17 <text:s text:c="3"/>parainvertir: 64</text:p>
      <text:p text:style-name="P42"><text:s/>POsicionInv: 42 <text:s text:c="3"/>bitRef: 18 <text:s text:c="3"/>p: 3 <text:s text:c="3"/>posicionINversion: 17 <text:s text:c="3"/>parainvertir: 64</text:p>
      <text:p text:style-name="P42"><text:s/>POsicionInv: 42 <text:s text:c="3"/>bitRef: 20 <text:s text:c="3"/>p: 2 <text:s text:c="3"/>posicionINversion: 20 <text:s text:c="3"/>parainvertir: 8</text:p>
      <text:p text:style-name="P42"><text:s/>POsicionInv: 43 <text:s text:c="3"/>bitRef: 26 <text:s text:c="3"/>p: 6 <text:s text:c="3"/>posicionINversion: 27 <text:s text:c="3"/>parainvertir: 16</text:p>
      <text:p text:style-name="P42"><text:s/>POsicionInv: 43 <text:s text:c="3"/>bitRef: 30 <text:s text:c="3"/>p: 4 <text:s text:c="3"/>posicionINversion: 31 <text:s text:c="3"/>parainvertir: 1</text:p>
      <text:p text:style-name="P42"><text:s/>POsicionInv: 44 <text:s text:c="3"/>bitRef: 33 <text:s text:c="3"/>p: 3 <text:s text:c="3"/>posicionINversion: 33 <text:s text:c="3"/>parainvertir: 64</text:p>
      <text:h text:style-name="Heading_20_2" text:outline-level="2">Segundo paquete RTP</text:h>
      <text:p text:style-name="P43"><text:s/>POsicionInv: 25 <text:s text:c="3"/>bitRef: 2 <text:s text:c="3"/>p: 2 <text:s text:c="3"/>posicionINversion: 4 <text:s text:c="3"/>parainvertir: 8</text:p>
      <text:p text:style-name="P43"><text:s/>POsicionInv: 26 <text:s text:c="3"/>bitRef: 8 <text:s text:c="3"/>p: 6 <text:s text:c="3"/>posicionINversion: 8 <text:s text:c="3"/>parainvertir: 128</text:p>
      <text:p text:style-name="P43"><text:s/>POsicionInv: 26 <text:s text:c="3"/>bitRef: 9 <text:s text:c="3"/>p: 1 <text:s text:c="3"/>posicionINversion: 9 <text:s text:c="3"/>parainvertir: 64</text:p>
      <text:p text:style-name="P43"><text:s/>POsicionInv: 26 <text:s text:c="3"/>bitRef: 11 <text:s text:c="3"/>p: 2 <text:s text:c="3"/>posicionINversion: 12 <text:s text:c="3"/>parainvertir: 8</text:p>
      <text:p text:style-name="P43"><text:s/>POsicionInv: 26 <text:s text:c="3"/>bitRef: 16 <text:s text:c="3"/>p: 5 <text:s text:c="3"/>posicionINversion: 15 <text:s text:c="3"/>parainvertir: 1</text:p>
      <text:p text:style-name="P43"><text:s/>POsicionInv: 27 <text:s text:c="3"/>bitRef: 19 <text:s text:c="3"/>p: 3 <text:s text:c="3"/>posicionINversion: 17 <text:s text:c="3"/>parainvertir: 64</text:p>
      <text:p text:style-name="P43"><text:s/>POsicionInv: 28 <text:s text:c="3"/>bitRef: 24 <text:s text:c="3"/>p: 5 <text:s text:c="3"/>posicionINversion: 24 <text:s text:c="3"/>parainvertir: 128</text:p>
      <text:p text:style-name="P43"><text:s/>POsicionInv: 28 <text:s text:c="3"/>bitRef: 29 <text:s text:c="3"/>p: 5 <text:s text:c="3"/>posicionINversion: 29 <text:s text:c="3"/>parainvertir: 4</text:p>
      <text:p text:style-name="P43"><text:s/>POsicionInv: 29 <text:s text:c="3"/>bitRef: 35 <text:s text:c="3"/>p: 6 <text:s text:c="3"/>posicionINversion: 36 <text:s text:c="3"/>parainvertir: 8</text:p>
      <text:p text:style-name="P44"><text:s/>POsicionInv: 35 <text:s text:c="3"/>bitRef: 3 <text:s text:c="3"/>p: 3 <text:s text:c="3"/>posicionINversion: 3 <text:s text:c="3"/>parainvertir: 16</text:p>
      <text:p text:style-name="P44"><text:soft-page-break/><text:s/>POsicionInv: 36 <text:s text:c="3"/>bitRef: 7 <text:s text:c="3"/>p: 4 <text:s text:c="3"/>posicionINversion: 8 <text:s text:c="3"/>parainvertir: 128</text:p>
      <text:p text:style-name="P44"><text:s/>POsicionInv: 36 <text:s text:c="3"/>bitRef: 8 <text:s text:c="3"/>p: 1 <text:s text:c="3"/>posicionINversion: 8 <text:s text:c="3"/>parainvertir: 128</text:p>
      <text:p text:style-name="P44"><text:s/>POsicionInv: 36 <text:s text:c="3"/>bitRef: 13 <text:s text:c="3"/>p: 5 <text:s text:c="3"/>posicionINversion: 11 <text:s text:c="3"/>parainvertir: 16</text:p>
      <text:p text:style-name="P44"><text:s/>POsicionInv: 37 <text:s text:c="3"/>bitRef: 17 <text:s text:c="3"/>p: 4 <text:s text:c="3"/>posicionINversion: 18 <text:s text:c="3"/>parainvertir: 32</text:p>
      <text:p text:style-name="P44"><text:s/>POsicionInv: 37 <text:s text:c="3"/>bitRef: 18 <text:s text:c="3"/>p: 1 <text:s text:c="3"/>posicionINversion: 18 <text:s text:c="3"/>parainvertir: 32</text:p>
      <text:p text:style-name="P44"><text:s/>POsicionInv: 37 <text:s text:c="3"/>bitRef: 23 <text:s text:c="3"/>p: 5 <text:s text:c="3"/>posicionINversion: 23 <text:s text:c="3"/>parainvertir: 1</text:p>
      <text:p text:style-name="P44"><text:s/>POsicionInv: 38 <text:s text:c="3"/>bitRef: 29 <text:s text:c="3"/>p: 6 <text:s text:c="3"/>posicionINversion: 29 <text:s text:c="3"/>parainvertir: 4</text:p>
      <text:p text:style-name="P44"><text:s/>POsicionInv: 39 <text:s text:c="3"/>bitRef: 33 <text:s text:c="3"/>p: 4 <text:s text:c="3"/>posicionINversion: 35 <text:s text:c="3"/>parainvertir: 16</text:p>
      <text:p text:style-name="P45"><text:s/>POsicionInv: 30 <text:s text:c="3"/>bitRef: 4 <text:s text:c="3"/>p: 4 <text:s text:c="3"/>posicionINversion: 6 <text:s text:c="3"/>parainvertir: 2</text:p>
      <text:p text:style-name="P45"><text:s/>POsicionInv: 31 <text:s text:c="3"/>bitRef: 9 <text:s text:c="3"/>p: 5 <text:s text:c="3"/>posicionINversion: 9 <text:s text:c="3"/>parainvertir: 64</text:p>
      <text:p text:style-name="P45"><text:s/>POsicionInv: 31 <text:s text:c="3"/>bitRef: 15 <text:s text:c="3"/>p: 6 <text:s text:c="3"/>posicionINversion: 15 <text:s text:c="3"/>parainvertir: 1</text:p>
      <text:p text:style-name="P45"><text:s/>POsicionInv: 32 <text:s text:c="3"/>bitRef: 19 <text:s text:c="3"/>p: 4 <text:s text:c="3"/>posicionINversion: 21 <text:s text:c="3"/>parainvertir: 4</text:p>
      <text:p text:style-name="P45"><text:s/>POsicionInv: 32 <text:s text:c="3"/>bitRef: 24 <text:s text:c="3"/>p: 5 <text:s text:c="3"/>posicionINversion: 20 <text:s text:c="3"/>parainvertir: 8</text:p>
      <text:p text:style-name="P45"><text:s/>POsicionInv: 33 <text:s text:c="3"/>bitRef: 27 <text:s text:c="3"/>p: 3 <text:s text:c="3"/>posicionINversion: 26 <text:s text:c="3"/>parainvertir: 32</text:p>
      <text:p text:style-name="P45"><text:s/>POsicionInv: 33 <text:s text:c="3"/>bitRef: 30 <text:s text:c="3"/>p: 3 <text:s text:c="3"/>posicionINversion: 30 <text:s text:c="3"/>parainvertir: 2</text:p>
      <text:p text:style-name="P45"><text:s/>POsicionInv: 33 <text:s text:c="3"/>bitRef: 31 <text:s text:c="3"/>p: 1 <text:s text:c="3"/>posicionINversion: 31 <text:s text:c="3"/>parainvertir: 1</text:p>
      <text:p text:style-name="P45"><text:s/>POsicionInv: 34 <text:s text:c="3"/>bitRef: 34 <text:s text:c="3"/>p: 3 <text:s text:c="3"/>posicionINversion: 34 <text:s text:c="3"/>parainvertir: 32</text:p>
      <text:p text:style-name="P17"><text:s/>POsicionInv: 5 <text:s text:c="3"/>bitRef: 5 <text:s text:c="3"/>p: 5 <text:s text:c="3"/>posicionINversion: 2 <text:s text:c="3"/>parainvertir: 32</text:p>
      <text:p text:style-name="P17"><text:s/>POsicionInv: 6 <text:s text:c="3"/>bitRef: 7 <text:s text:c="3"/>p: 2 <text:s text:c="3"/>posicionINversion: 11 <text:s text:c="3"/>parainvertir: 16</text:p>
      <text:p text:style-name="P17"><text:s/>POsicionInv: 6 <text:s text:c="3"/>bitRef: 9 <text:s text:c="3"/>p: 2 <text:s text:c="3"/>posicionINversion: 10 <text:s text:c="3"/>parainvertir: 32</text:p>
      <text:p text:style-name="P17"><text:s/>POsicionInv: 6 <text:s text:c="3"/>bitRef: 14 <text:s text:c="3"/>p: 5 <text:s text:c="3"/>posicionINversion: 12 <text:s text:c="3"/>parainvertir: 8</text:p>
      <text:p text:style-name="P17"><text:s/>POsicionInv: 7 <text:s text:c="3"/>bitRef: 19 <text:s text:c="3"/>p: 5 <text:s text:c="3"/>posicionINversion: 18 <text:s text:c="3"/>parainvertir: 32</text:p>
      <text:p text:style-name="P17"><text:s/>POsicionInv: 8 <text:s text:c="3"/>bitRef: 25 <text:s text:c="3"/>p: 6 <text:s text:c="3"/>posicionINversion: 26 <text:s text:c="3"/>parainvertir: 32</text:p>
      <text:p text:style-name="P17"><text:s/>POsicionInv: 8 <text:s text:c="3"/>bitRef: 27 <text:s text:c="3"/>p: 2 <text:s text:c="3"/>posicionINversion: 27 <text:s text:c="3"/>parainvertir: 16</text:p>
      <text:p text:style-name="P17"><text:s/>POsicionInv: 9 <text:s text:c="3"/>bitRef: 29 <text:s text:c="3"/>p: 2 <text:s text:c="3"/>posicionINversion: 34 <text:s text:c="3"/>parainvertir: 32</text:p>
      <text:p text:style-name="P17"><text:s/>POsicionInv: 8 <text:s text:c="3"/>bitRef: 32 <text:s text:c="3"/>p: 3 <text:s text:c="3"/>posicionINversion: 30 <text:s text:c="3"/>parainvertir: 2</text:p>
      <text:p text:style-name="P46"><text:s/>POsicionInv: 40 <text:s text:c="3"/>bitRef: 5 <text:s text:c="3"/>p: 5 <text:s text:c="3"/>posicionINversion: 4 <text:s text:c="3"/>parainvertir: 8</text:p>
      <text:p text:style-name="P46"><text:s/>POsicionInv: 41 <text:s text:c="3"/>bitRef: 7 <text:s text:c="3"/>p: 2 <text:s text:c="3"/>posicionINversion: 10 <text:s text:c="3"/>parainvertir: 32</text:p>
      <text:p text:style-name="P46"><text:s/>POsicionInv: 41 <text:s text:c="3"/>bitRef: 10 <text:s text:c="3"/>p: 3 <text:s text:c="3"/>posicionINversion: 8 <text:s text:c="3"/>parainvertir: 128</text:p>
      <text:p text:style-name="P46"><text:s/>POsicionInv: 41 <text:s text:c="3"/>bitRef: 15 <text:s text:c="3"/>p: 5 <text:s text:c="3"/>posicionINversion: 15 <text:s text:c="3"/>parainvertir: 1</text:p>
      <text:p text:style-name="P46"><text:s/>POsicionInv: 42 <text:s text:c="3"/>bitRef: 18 <text:s text:c="3"/>p: 3 <text:s text:c="3"/>posicionINversion: 16 <text:s text:c="3"/>parainvertir: 128</text:p>
      <text:p text:style-name="P46"><text:s/>POsicionInv: 42 <text:s text:c="3"/>bitRef: 19 <text:s text:c="3"/>p: 1 <text:s text:c="3"/>posicionINversion: 19 <text:s text:c="3"/>parainvertir: 16</text:p>
      <text:p text:style-name="P46"><text:s/>POsicionInv: 43 <text:s text:c="3"/>bitRef: 25 <text:s text:c="3"/>p: 6 <text:s text:c="3"/>posicionINversion: 26 <text:s text:c="3"/>parainvertir: 32</text:p>
      <text:p text:style-name="P46"><text:s/>POsicionInv: 43 <text:s text:c="3"/>bitRef: 29 <text:s text:c="3"/>p: 4 <text:s text:c="3"/>posicionINversion: 31 <text:s text:c="3"/>parainvertir: 1</text:p>
      <text:p text:style-name="P46"><text:soft-page-break/><text:s/>POsicionInv: 43 <text:s text:c="3"/>bitRef: 30 <text:s text:c="3"/>p: 1 <text:s text:c="3"/>posicionINversion: 30 <text:s text:c="3"/>parainvertir: 2</text:p>
      <text:p text:style-name="P46"><text:s/>POsicionInv: 44 <text:s text:c="3"/>bitRef: 36 <text:s text:c="3"/>p: 6 <text:s text:c="3"/>posicionINversion: 36 <text:s text:c="3"/>parainvertir: 8</text:p>
      <text:p text:style-name="P47"><text:s/>POsicionInv: 0 <text:s text:c="3"/>bitRef: 2 <text:s text:c="3"/>p: 2 <text:s text:c="3"/>posicionINversion: 4 <text:s text:c="3"/>parainvertir: 8</text:p>
      <text:p text:style-name="P47"><text:s/>POsicionInv: 0 <text:s text:c="3"/>bitRef: 7 <text:s text:c="3"/>p: 5 <text:s text:c="3"/>posicionINversion: 6 <text:s text:c="3"/>parainvertir: 2</text:p>
      <text:p text:style-name="P47"><text:s/>POsicionInv: 1 <text:s text:c="3"/>bitRef: 10 <text:s text:c="3"/>p: 3 <text:s text:c="3"/>posicionINversion: 8 <text:s text:c="3"/>parainvertir: 128</text:p>
      <text:p text:style-name="P47"><text:s/>POsicionInv: 1 <text:s text:c="3"/>bitRef: 12 <text:s text:c="3"/>p: 2 <text:s text:c="3"/>posicionINversion: 13 <text:s text:c="3"/>parainvertir: 4</text:p>
      <text:p text:style-name="P47"><text:s/>POsicionInv: 2 <text:s text:c="3"/>bitRef: 16 <text:s text:c="3"/>p: 4 <text:s text:c="3"/>posicionINversion: 17 <text:s text:c="3"/>parainvertir: 64</text:p>
      <text:p text:style-name="P47"><text:s/>POsicionInv: 2 <text:s text:c="3"/>bitRef: 18 <text:s text:c="3"/>p: 2 <text:s text:c="3"/>posicionINversion: 21 <text:s text:c="3"/>parainvertir: 4</text:p>
      <text:p text:style-name="P47"><text:s/>POsicionInv: 2 <text:s text:c="3"/>bitRef: 19 <text:s text:c="3"/>p: 1 <text:s text:c="3"/>posicionINversion: 19 <text:s text:c="3"/>parainvertir: 16</text:p>
      <text:p text:style-name="P47"><text:s/>POsicionInv: 3 <text:s text:c="3"/>bitRef: 24 <text:s text:c="3"/>p: 5 <text:s text:c="3"/>posicionINversion: 24 <text:s text:c="3"/>parainvertir: 128</text:p>
      <text:p text:style-name="P47"><text:s/>POsicionInv: 3 <text:s text:c="3"/>bitRef: 27 <text:s text:c="3"/>p: 3 <text:s text:c="3"/>posicionINversion: 27 <text:s text:c="3"/>parainvertir: 16</text:p>
      <text:p text:style-name="P47"><text:s/>POsicionInv: 3 <text:s text:c="3"/>bitRef: 32 <text:s text:c="3"/>p: 5 <text:s text:c="3"/>posicionINversion: 29 <text:s text:c="3"/>parainvertir: 4</text:p>
      <text:p text:style-name="P48"><text:s/>POsicionInv: 10 <text:s text:c="3"/>bitRef: 4 <text:s text:c="3"/>p: 4 <text:s text:c="3"/>posicionINversion: 5 <text:s text:c="3"/>parainvertir: 4</text:p>
      <text:p text:style-name="P48"><text:s/>POsicionInv: 10 <text:s text:c="3"/>bitRef: 6 <text:s text:c="3"/>p: 2 <text:s text:c="3"/>posicionINversion: 7 <text:s text:c="3"/>parainvertir: 1</text:p>
      <text:p text:style-name="P48"><text:s/>POsicionInv: 11 <text:s text:c="3"/>bitRef: 8 <text:s text:c="3"/>p: 2 <text:s text:c="3"/>posicionINversion: 12 <text:s text:c="3"/>parainvertir: 8</text:p>
      <text:p text:style-name="P48"><text:s/>POsicionInv: 11 <text:s text:c="3"/>bitRef: 9 <text:s text:c="3"/>p: 1 <text:s text:c="3"/>posicionINversion: 9 <text:s text:c="3"/>parainvertir: 64</text:p>
      <text:p text:style-name="P48"><text:s/>POsicionInv: 12 <text:s text:c="3"/>bitRef: 15 <text:s text:c="3"/>p: 6 <text:s text:c="3"/>posicionINversion: 16 <text:s text:c="3"/>parainvertir: 128</text:p>
      <text:p text:style-name="P48"><text:s/>POsicionInv: 12 <text:s text:c="3"/>bitRef: 18 <text:s text:c="3"/>p: 3 <text:s text:c="3"/>posicionINversion: 17 <text:s text:c="3"/>parainvertir: 64</text:p>
      <text:p text:style-name="P48"><text:s/>POsicionInv: 12 <text:s text:c="3"/>bitRef: 23 <text:s text:c="3"/>p: 5 <text:s text:c="3"/>posicionINversion: 19 <text:s text:c="3"/>parainvertir: 16</text:p>
      <text:p text:style-name="P48"><text:s/>POsicionInv: 13 <text:s text:c="3"/>bitRef: 27 <text:s text:c="3"/>p: 4 <text:s text:c="3"/>posicionINversion: 30 <text:s text:c="3"/>parainvertir: 2</text:p>
      <text:p text:style-name="P48"><text:s/>POsicionInv: 14 <text:s text:c="3"/>bitRef: 29 <text:s text:c="3"/>p: 2 <text:s text:c="3"/>posicionINversion: 34 <text:s text:c="3"/>parainvertir: 32</text:p>
      <text:p text:style-name="P48"><text:s/>POsicionInv: 14 <text:s text:c="3"/>bitRef: 35 <text:s text:c="3"/>p: 6 <text:s text:c="3"/>posicionINversion: 36 <text:s text:c="3"/>parainvertir: 8</text:p>
      <text:p text:style-name="P49"><text:s/>POsicionInv: 20 <text:s text:c="3"/>bitRef: 2 <text:s text:c="3"/>p: 2 <text:s text:c="3"/>posicionINversion: 7 <text:s text:c="3"/>parainvertir: 1</text:p>
      <text:p text:style-name="P49"><text:s/>POsicionInv: 20 <text:s text:c="3"/>bitRef: 5 <text:s text:c="3"/>p: 3 <text:s text:c="3"/>posicionINversion: 5 <text:s text:c="3"/>parainvertir: 4</text:p>
      <text:p text:style-name="P49"><text:s/>POsicionInv: 21 <text:s text:c="3"/>bitRef: 9 <text:s text:c="3"/>p: 4 <text:s text:c="3"/>posicionINversion: 9 <text:s text:c="3"/>parainvertir: 64</text:p>
      <text:p text:style-name="P49"><text:s/>POsicionInv: 21 <text:s text:c="3"/>bitRef: 13 <text:s text:c="3"/>p: 4 <text:s text:c="3"/>posicionINversion: 15 <text:s text:c="3"/>parainvertir: 1</text:p>
      <text:p text:style-name="P49"><text:s/>POsicionInv: 22 <text:s text:c="3"/>bitRef: 15 <text:s text:c="3"/>p: 2 <text:s text:c="3"/>posicionINversion: 16 <text:s text:c="3"/>parainvertir: 128</text:p>
      <text:p text:style-name="P49"><text:s/>POsicionInv: 22 <text:s text:c="3"/>bitRef: 17 <text:s text:c="3"/>p: 2 <text:s text:c="3"/>posicionINversion: 19 <text:s text:c="3"/>parainvertir: 16</text:p>
      <text:p text:style-name="P49"><text:s/>POsicionInv: 23 <text:s text:c="3"/>bitRef: 23 <text:s text:c="3"/>p: 6 <text:s text:c="3"/>posicionINversion: 24 <text:s text:c="3"/>parainvertir: 128</text:p>
      <text:p text:style-name="P49"><text:s/>POsicionInv: 23 <text:s text:c="3"/>bitRef: 26 <text:s text:c="3"/>p: 3 <text:s text:c="3"/>posicionINversion: 26 <text:s text:c="3"/>parainvertir: 32</text:p>
      <text:p text:style-name="P49"><text:s/>POsicionInv: 23 <text:s text:c="3"/>bitRef: 29 <text:s text:c="3"/>p: 3 <text:s text:c="3"/>posicionINversion: 27 <text:s text:c="3"/>parainvertir: 16</text:p>
      <text:p text:style-name="P49"><text:s/>POsicionInv: 23 <text:s text:c="3"/>bitRef: 30 <text:s text:c="3"/>p: 1 <text:s text:c="3"/>posicionINversion: 30 <text:s text:c="3"/>parainvertir: 2</text:p>
      <text:p text:style-name="P49"><text:s/>POsicionInv: 24 <text:s text:c="3"/>bitRef: 34 <text:s text:c="3"/>p: 4 <text:s text:c="3"/>posicionINversion: 35 <text:s text:c="3"/>parainvertir: 16</text:p>
      <text:p text:style-name="P20"><text:s/>POsicionInv: 15 <text:s text:c="3"/>bitRef: 2 <text:s text:c="3"/>p: 2 <text:s text:c="3"/>posicionINversion: 4 <text:s text:c="3"/>parainvertir: 8</text:p>
      <text:p text:style-name="P20"><text:soft-page-break/><text:s/>POsicionInv: 16 <text:s text:c="3"/>bitRef: 4 <text:s text:c="3"/>p: 2 <text:s text:c="3"/>posicionINversion: 8 <text:s text:c="3"/>parainvertir: 128</text:p>
      <text:p text:style-name="P20"><text:s/>POsicionInv: 16 <text:s text:c="3"/>bitRef: 10 <text:s text:c="3"/>p: 6 <text:s text:c="3"/>posicionINversion: 10 <text:s text:c="3"/>parainvertir: 32</text:p>
      <text:p text:style-name="P20"><text:s/>POsicionInv: 16 <text:s text:c="3"/>bitRef: 14 <text:s text:c="3"/>p: 4 <text:s text:c="3"/>posicionINversion: 14 <text:s text:c="3"/>parainvertir: 2</text:p>
      <text:p text:style-name="P20"><text:s/>POsicionInv: 17 <text:s text:c="3"/>bitRef: 20 <text:s text:c="3"/>p: 6 <text:s text:c="3"/>posicionINversion: 20 <text:s text:c="3"/>parainvertir: 8</text:p>
      <text:p text:style-name="P20"><text:s/>POsicionInv: 18 <text:s text:c="3"/>bitRef: 24 <text:s text:c="3"/>p: 4 <text:s text:c="3"/>posicionINversion: 26 <text:s text:c="3"/>parainvertir: 32</text:p>
      <text:p text:style-name="P20"><text:s/>POsicionInv: 18 <text:s text:c="3"/>bitRef: 29 <text:s text:c="3"/>p: 5 <text:s text:c="3"/>posicionINversion: 27 <text:s text:c="3"/>parainvertir: 16</text:p>
      <text:p text:style-name="P20"><text:s/>POsicionInv: 18 <text:s text:c="3"/>bitRef: 30 <text:s text:c="3"/>p: 1 <text:s text:c="3"/>posicionINversion: 30 <text:s text:c="3"/>parainvertir: 2</text:p>
      <text:p text:style-name="P20"><text:s/>POsicionInv: 19 <text:s text:c="3"/>bitRef: 32 <text:s text:c="3"/>p: 2 <text:s text:c="3"/>posicionINversion: 33 <text:s text:c="3"/>parainvertir: 64</text:p>
      <text:p text:style-name="P21"><text:s/>POsicionInv: 45 <text:s text:c="3"/>bitRef: 5 <text:s text:c="3"/>p: 5 <text:s text:c="3"/>posicionINversion: 4 <text:s text:c="3"/>parainvertir: 8</text:p>
      <text:p text:style-name="P21"><text:s/>POsicionInv: 45 <text:s text:c="3"/>bitRef: 8 <text:s text:c="3"/>p: 3 <text:s text:c="3"/>posicionINversion: 7 <text:s text:c="3"/>parainvertir: 1</text:p>
      <text:p text:style-name="P21"><text:s/>POsicionInv: 46 <text:s text:c="3"/>bitRef: 10 <text:s text:c="3"/>p: 2 <text:s text:c="3"/>posicionINversion: 14 <text:s text:c="3"/>parainvertir: 2</text:p>
      <text:p text:style-name="P21"><text:s/>POsicionInv: 46 <text:s text:c="3"/>bitRef: 13 <text:s text:c="3"/>p: 3 <text:s text:c="3"/>posicionINversion: 13 <text:s text:c="3"/>parainvertir: 4</text:p>
      <text:p text:style-name="P21"><text:s/>POsicionInv: 47 <text:s text:c="3"/>bitRef: 19 <text:s text:c="3"/>p: 6 <text:s text:c="3"/>posicionINversion: 20 <text:s text:c="3"/>parainvertir: 8</text:p>
      <text:p text:style-name="P21"><text:s/>POsicionInv: 47 <text:s text:c="3"/>bitRef: 22 <text:s text:c="3"/>p: 3 <text:s text:c="3"/>posicionINversion: 22 <text:s text:c="3"/>parainvertir: 2</text:p>
      <text:p text:style-name="P21"><text:s/>POsicionInv: 48 <text:s text:c="3"/>bitRef: 26 <text:s text:c="3"/>p: 4 <text:s text:c="3"/>posicionINversion: 27 <text:s text:c="3"/>parainvertir: 16</text:p>
      <text:p text:style-name="P21"><text:s/>POsicionInv: 48 <text:s text:c="3"/>bitRef: 27 <text:s text:c="3"/>p: 1 <text:s text:c="3"/>posicionINversion: 27 <text:s text:c="3"/>parainvertir: 16</text:p>
      <text:p text:style-name="P21"><text:s/>POsicionInv: 49 <text:s text:c="3"/>bitRef: 31 <text:s text:c="3"/>p: 4 <text:s text:c="3"/>posicionINversion: 32 <text:s text:c="3"/>parainvertir: 128</text:p>
      <text:p text:style-name="P21"><text:s/>POsicionInv: 49 <text:s text:c="3"/>bitRef: 32 <text:s text:c="3"/>p: 1 <text:s text:c="3"/>posicionINversion: 32 <text:s text:c="3"/>parainvertir: 128 <text:s/></text:p>
      <text:h text:style-name="Heading_20_2" text:outline-level="2">Resultados obtenidos</text:h>
      <text:p text:style-name="P9">8 <text:s/>10 <text:s/>15 <text:s/>22 <text:s/>71 <text:s text:c="5"/>16 <text:s/>98 <text:s/>12 <text:s/>72 <text:s/>198 <text:s text:c="5"/>13 <text:s/>53 <text:s/>37 <text:s/>87 <text:s/>135 <text:s text:c="5"/>6 <text:s/>35 <text:s/>0 <text:s/>8 <text:s/>196 <text:s text:c="5"/>231 <text:s/>152 <text:s/>211 <text:s/>32 <text:s/>132 <text:s text:c="5"/>2 <text:s/>36 <text:s/>12 <text:s/>4 <text:s/>20 <text:s text:c="5"/>71 <text:s/>63 <text:s/>107 <text:s/>56 <text:s/>41 <text:s text:c="5"/>81 <text:s/>34 <text:s/>85 <text:s/>7 <text:s/>129 <text:s text:c="5"/>43 <text:s/>133 <text:s/>34 <text:s/>40 <text:s/>128 <text:s text:c="5"/>252 <text:s/>203 <text:s/>32 <text:s/>27 <text:s/>32 <text:s text:c="4"/></text:p>
      <text:p text:style-name="P8"><text:s/>53 <text:s/>6 <text:s/>54 <text:s/>1 <text:s/>1 <text:s text:c="5"/>18 <text:s/>183 <text:s/>25 <text:s/>35 <text:s/>88 <text:s text:c="5"/>36 <text:s/>89 <text:s/>138 <text:s/>175 <text:s/>13 <text:s text:c="5"/>19 <text:s/>84 <text:s/>199 <text:s/>17 <text:s/>60 <text:s text:c="5"/>6 <text:s/>149 <text:s/>91 <text:s/>134 <text:s/>18 <text:s text:c="5"/>200 <text:s/>161 <text:s/>155 <text:s/>43 <text:s/>8 <text:s text:c="5"/>49 <text:s/>55 <text:s/>49 <text:s/>35 <text:s/>51 <text:s text:c="5"/>32 <text:s/>101 <text:s/>46 <text:s/>61 <text:s/>4 <text:s text:c="5"/>12 <text:s/>14 <text:s/>30 <text:s/>26 <text:s/>239 <text:s text:c="5"/>23 <text:s/>214 <text:s/>95 <text:s/>151 <text:s/>31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4-05-04T20:43:42</meta:creation-date>
    <dc:date>2014-05-08T09:38:24</dc:date>
    <dc:creator>daniel </dc:creator>
    <meta:editing-duration>PT13H4M29S</meta:editing-duration>
    <meta:editing-cycles>14</meta:editing-cycles>
    <meta:generator>LibreOffice/3.5$Linux_x86 LibreOffice_project/350m1$Build-2</meta:generator>
    <meta:document-statistic meta:table-count="0" meta:image-count="0" meta:object-count="0" meta:page-count="8" meta:paragraph-count="237" meta:word-count="2593" meta:character-count="19701" meta:non-whitespace-character-count="14205"/>
  </office:meta>
</office:document-meta>
</file>